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3" svg:font-family="Tahoma"/>
    <style:font-face style:name="TimesNewRomanPS-BoldMT" svg:font-family="TimesNewRomanPS-BoldMT"/>
    <style:font-face style:name="TimesNewRomanPSMT1" svg:font-family="TimesNewRomanPSMT"/>
    <style:font-face style:name="Wingdings-Regular" svg:font-family="Wingdings-Regular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6pt" fo:font-weight="bold" style:font-size-asian="16pt" style:font-weight-asian="bold" style:font-size-complex="16pt"/>
    </style:style>
    <style:style style:name="P2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3pt" fo:font-weight="bold" style:font-size-asian="13pt" style:font-weight-asian="bold" style:font-size-complex="13pt" style:font-weight-complex="bold"/>
    </style:style>
    <style:style style:name="P3" style:family="paragraph" style:parent-style-name="Default_20_Text">
      <style:paragraph-properties fo:margin-left="0in" fo:margin-right="0in" fo:text-indent="0in" style:auto-text-indent="false"/>
    </style:style>
    <style:style style:name="P4" style:family="paragraph" style:parent-style-name="Default_20_Text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Default_20_Text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Default_20_Text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Default_20_Text">
      <style:paragraph-properties fo:margin-left="0in" fo:margin-right="0in" fo:text-indent="0in" style:auto-text-indent="false"/>
      <style:text-properties fo:color="#000000" style:font-name="TimesNewRomanPSMT" fo:font-size="12pt" fo:font-style="italic" fo:font-weight="bold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P9" style:family="paragraph" style:parent-style-name="Text_20_Body_20_Single">
      <style:paragraph-properties fo:margin-left="0in" fo:margin-right="0in" fo:margin-top="0in" fo:margin-bottom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_20_Single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_20_Single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_20_Single">
      <style:paragraph-properties fo:margin-left="0in" fo:margin-right="0in" fo:text-indent="0in" style:auto-text-indent="false"/>
      <style:text-properties fo:color="#000000" style:font-name="TimesNewRomanPSMT" fo:font-size="12pt" fo:font-style="italic" fo:font-weight="bold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P13" style:family="paragraph" style:parent-style-name="Default_20_Text">
      <style:paragraph-properties fo:margin-left="0in" fo:margin-right="0in" fo:margin-top="0.1945in" fo:margin-bottom="0.1945in" fo:text-indent="0in" style:auto-text-indent="false"/>
    </style:style>
    <style:style style:name="P14" style:family="paragraph" style:parent-style-name="Date">
      <style:paragraph-properties fo:margin-left="2.5in" fo:margin-right="0in" fo:text-indent="0in" style:auto-text-indent="false"/>
    </style:style>
    <style:style style:name="P1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8" style:family="paragraph" style:parent-style-name="Default_20_Text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19" style:family="paragraph" style:parent-style-name="Default_20_Text">
      <style:paragraph-properties style:text-autospace="none"/>
      <style:text-properties style:font-name-complex="Helvetica"/>
    </style:style>
    <style:style style:name="P20" style:family="paragraph" style:parent-style-name="Default_20_Text">
      <style:text-properties fo:color="#000000"/>
    </style:style>
    <style:style style:name="P21" style:family="paragraph" style:parent-style-name="Default_20_Text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22" style:family="paragraph" style:parent-style-name="Default_20_Text">
      <style:text-properties fo:color="#000000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23" style:family="paragraph" style:parent-style-name="Default_20_Text">
      <style:text-properties fo:color="#000000" style:font-name="TimesNewRomanPSMT"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24" style:family="paragraph" style:parent-style-name="Default_20_Text">
      <style:paragraph-properties style:text-autospace="none"/>
      <style:text-properties fo:color="#000000" style:font-name="Arial-BoldItalicMT" fo:font-size="14pt" fo:font-style="italic" fo:font-weight="bold" style:font-name-asian="Arial-BoldItalicMT" style:font-size-asian="14pt" style:font-style-asian="italic" style:font-weight-asian="bold" style:font-name-complex="Arial-BoldItalicMT" style:font-size-complex="14pt" style:font-style-complex="italic" style:font-weight-complex="bold"/>
    </style:style>
    <style:style style:name="P25" style:family="paragraph" style:parent-style-name="Default_20_Text">
      <style:text-properties fo:color="#000000" style:font-name="Arial" fo:font-style="normal" style:font-style-asian="normal" style:font-style-complex="normal"/>
    </style:style>
    <style:style style:name="P26" style:family="paragraph" style:parent-style-name="Default_20_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Default_20_Text">
      <style:text-properties style:text-underline-style="solid" style:text-underline-width="auto" style:text-underline-color="font-color"/>
    </style:style>
    <style:style style:name="P28" style:family="paragraph" style:parent-style-name="Default_20_Text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Default_20_Text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Default_20_Text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1" style:family="paragraph" style:parent-style-name="Default_20_Text">
      <style:paragraph-properties fo:text-align="start" style:justify-single-word="false" style:text-autospace="none"/>
    </style:style>
    <style:style style:name="P32" style:family="paragraph" style:parent-style-name="Default_20_Text">
      <style:text-properties fo:color="#ff6600" fo:background-color="transparent"/>
    </style:style>
    <style:style style:name="P33" style:family="paragraph" style:parent-style-name="Default_20_Text">
      <style:text-properties fo:color="#ff0000"/>
    </style:style>
    <style:style style:name="P34" style:family="paragraph" style:parent-style-name="Default_20_Text">
      <style:paragraph-properties fo:text-align="start" style:justify-single-word="false" style:text-autospace="none"/>
      <style:text-properties fo:color="#ff0000" style:font-name="TimesNewRomanPSMT" fo:font-size="12pt" style:font-name-asian="TimesNewRomanPSMT" style:font-size-asian="12pt" style:font-name-complex="TimesNewRomanPSMT" style:font-size-complex="12pt"/>
    </style:style>
    <style:style style:name="P35" style:family="paragraph" style:parent-style-name="Default_20_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Default_20_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Default_20_Text">
      <style:paragraph-properties style:text-autospace="none"/>
    </style:style>
    <style:style style:name="P38" style:family="paragraph" style:parent-style-name="Default_20_Text">
      <style:text-properties fo:font-weight="bold" style:font-weight-asian="bold" style:font-weight-complex="bold"/>
    </style:style>
    <style:style style:name="P39" style:family="paragraph" style:parent-style-name="Default_20_Text">
      <style:text-properties fo:font-weight="normal" style:font-weight-asian="normal" style:font-weight-complex="normal"/>
    </style:style>
    <style:style style:name="P40" style:family="paragraph" style:parent-style-name="Default_20_Text">
      <style:paragraph-properties fo:margin-left="0.5in" fo:margin-right="0in" fo:text-indent="0in" style:auto-text-indent="false"/>
    </style:style>
    <style:style style:name="P41" style:family="paragraph" style:parent-style-name="Default_20_Text">
      <style:paragraph-properties fo:margin-left="0.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43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44" style:family="paragraph" style:parent-style-name="Default_20_Text">
      <style:paragraph-properties fo:margin-left="0.5in" fo:margin-right="0in" fo:text-indent="0in" style:auto-text-indent="false"/>
      <style:text-properties fo:color="#000000" fo:font-weight="bold" style:font-weight-asian="bold" style:font-weight-complex="bold"/>
    </style:style>
    <style:style style:name="P45" style:family="paragraph" style:parent-style-name="Default_20_Text">
      <style:paragraph-properties fo:margin-left="0.5in" fo:margin-right="0in" fo:text-indent="0in" style:auto-text-indent="false"/>
      <style:text-properties fo:color="#000000" fo:font-weight="normal" style:font-weight-asian="normal" style:font-weight-complex="normal"/>
    </style:style>
    <style:style style:name="P46" style:family="paragraph" style:parent-style-name="Default_20_Text">
      <style:paragraph-properties fo:margin-left="0.5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</style:style>
    <style:style style:name="P48" style:family="paragraph" style:parent-style-name="Default_20_Text">
      <style:paragraph-properties fo:margin-left="0.5in" fo:margin-right="0in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Default_20_Text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50" style:family="paragraph" style:parent-style-name="Text_20_Body_20_Single">
      <style:paragraph-properties fo:margin-left="0.5in" fo:margin-right="0in" fo:text-indent="0in" style:auto-text-indent="false"/>
    </style:style>
    <style:style style:name="P51" style:family="paragraph" style:parent-style-name="Text_20_Body_20_Single">
      <style:paragraph-properties fo:margin-left="0.5in" fo:margin-right="0in" fo:text-indent="0in" style:auto-text-indent="false"/>
      <style:text-properties fo:font-style="italic" fo:font-weight="bold" style:font-style-asian="italic" style:font-weight-asian="bold" style:font-weight-complex="bold"/>
    </style:style>
    <style:style style:name="P52" style:family="paragraph" style:parent-style-name="Text_20_Body_20_Single">
      <style:paragraph-properties fo:margin-left="0.5in" fo:margin-right="0in" fo:text-indent="0in" style:auto-text-indent="false"/>
      <style:text-properties fo:color="#ff0000" fo:font-weight="bold" style:font-weight-asian="bold" style:font-weight-complex="bold"/>
    </style:style>
    <style:style style:name="P53" style:family="paragraph" style:parent-style-name="Default_20_Text">
      <style:paragraph-properties fo:margin-left="0.5in" fo:margin-right="0in" fo:margin-top="0.1945in" fo:margin-bottom="0.1945in" fo:text-indent="0in" style:auto-text-indent="false"/>
    </style:style>
    <style:style style:name="P54" style:family="paragraph" style:parent-style-name="Text_20_Body_20_Single">
      <style:paragraph-properties fo:margin-left="0.0071in" fo:margin-right="0in" fo:text-indent="0in" style:auto-text-indent="false"/>
    </style:style>
    <style:style style:name="P55" style:family="paragraph" style:parent-style-name="Default_20_Text">
      <style:paragraph-properties fo:margin-left="1in" fo:margin-right="0in" fo:text-align="start" style:justify-single-word="false" fo:text-indent="0in" style:auto-text-indent="false" style:text-autospace="none"/>
      <style:text-properties fo:color="#000000" style:font-name="TimesNewRomanPS-BoldItalicMT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P56" style:family="paragraph" style:parent-style-name="Default_20_Text">
      <style:paragraph-properties fo:margin-left="-0.0071in" fo:margin-right="0in" fo:text-indent="0in" style:auto-text-indent="false"/>
      <style:text-properties fo:color="#ff0000"/>
    </style:style>
    <style:style style:name="P57" style:family="paragraph" style:parent-style-name="Default_20_Text">
      <style:paragraph-properties fo:margin-left="-0.022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58" style:family="paragraph" style:parent-style-name="Default_20_Text">
      <style:paragraph-properties fo:margin-left="-0.022in" fo:margin-right="0in" fo:text-indent="0in" style:auto-text-indent="false"/>
      <style:text-properties fo:color="#000000" style:font-name="Arial" fo:font-weight="normal" style:font-weight-asian="normal" style:font-weight-complex="normal"/>
    </style:style>
    <style:style style:name="P59" style:family="paragraph" style:parent-style-name="Text_20_Body_20_Single" style:list-style-name="L2"/>
    <style:style style:name="P60" style:family="paragraph" style:parent-style-name="Text_20_Body_20_Single" style:list-style-name="L4"/>
    <style:style style:name="P61" style:family="paragraph" style:parent-style-name="Text_20_Body_20_Single" style:list-style-name="L1">
      <style:paragraph-properties fo:margin-top="0in" fo:margin-bottom="0in"/>
    </style:style>
    <style:style style:name="P62" style:family="paragraph" style:parent-style-name="Text_20_Body_20_Single" style:list-style-name="L1">
      <style:paragraph-properties fo:margin-top="0in" fo:margin-bottom="0in"/>
    </style:style>
    <style:style style:name="P63" style:family="paragraph" style:parent-style-name="Text_20_Body_20_Single" style:list-style-name="L4">
      <style:paragraph-properties fo:margin-left="-0.0071in" fo:margin-right="0in" fo:text-indent="0in" style:auto-text-indent="false"/>
    </style:style>
    <style:style style:name="P64" style:family="paragraph" style:parent-style-name="Text_20_Body_20_Single" style:list-style-name="L4">
      <style:paragraph-properties fo:margin-left="-0.0071in" fo:margin-right="0in" fo:text-indent="0in" style:auto-text-indent="false"/>
    </style:style>
    <style:style style:name="P65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6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7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8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9" style:family="paragraph" style:parent-style-name="Default_20_Text" style:list-style-name="L3">
      <style:paragraph-properties fo:text-align="start" style:justify-single-word="false" style:text-autospace="none"/>
    </style:style>
    <style:style style:name="P70" style:family="paragraph" style:parent-style-name="Default_20_Text" style:list-style-name="L3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1" style:family="paragraph" style:parent-style-name="Default_20_Text" style:list-style-name="L6"/>
    <style:style style:name="P72" style:family="paragraph" style:parent-style-name="Default_20_Text" style:list-style-name="L6">
      <style:text-properties fo:font-style="normal" style:font-style-asian="normal" style:font-style-complex="normal"/>
    </style:style>
    <style:style style:name="P73" style:family="paragraph" style:parent-style-name="Default_20_Text" style:list-style-name="L6">
      <style:text-properties fo:font-style="normal" style:font-style-asian="normal" style:font-style-complex="normal"/>
    </style:style>
    <style:style style:name="P74" style:family="paragraph" style:parent-style-name="Default_20_Text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75" style:family="paragraph" style:parent-style-name="Default_20_Text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76" style:family="paragraph" style:parent-style-name="Default_20_Text" style:list-style-name="L6"/>
    <style:style style:name="P77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79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80" style:family="paragraph" style:parent-style-name="Default_20_Text" style:list-style-name="L6"/>
    <style:style style:name="P81" style:family="paragraph" style:parent-style-name="Default_20_Text" style:list-style-name="L6"/>
    <style:style style:name="P82" style:family="paragraph" style:parent-style-name="Default_20_Text" style:list-style-name="L6"/>
    <style:style style:name="P83" style:family="paragraph" style:parent-style-name="Default_20_Text" style:list-style-name="L6"/>
    <style:style style:name="P84" style:family="paragraph" style:parent-style-name="Default_20_Text" style:list-style-name="L6"/>
    <style:style style:name="P85" style:family="paragraph" style:parent-style-name="Default_20_Text" style:list-style-name="L6"/>
    <style:style style:name="P86" style:family="paragraph" style:parent-style-name="Default_20_Text">
      <style:text-properties fo:color="#000000"/>
    </style:style>
    <style:style style:name="P87" style:family="paragraph" style:parent-style-name="Default_20_Text">
      <style:text-properties fo:color="#000000" fo:background-color="transparent"/>
    </style:style>
    <style:style style:name="P88" style:family="paragraph" style:parent-style-name="Default_20_Text" style:list-style-name="L3">
      <style:paragraph-properties fo:text-align="start" style:justify-single-word="false" style:text-autospace="none"/>
      <style:text-properties fo:color="#000000" fo:background-color="transparent"/>
    </style:style>
    <style:style style:name="P89" style:family="paragraph" style:parent-style-name="Default_20_Text" style:list-style-name="L5">
      <style:text-properties fo:color="#000000" style:font-name="TimesNewRomanPSMT" fo:font-size="12pt" fo:background-color="transparent" style:font-name-asian="TimesNewRomanPSMT" style:font-size-asian="12pt" style:font-name-complex="TimesNewRomanPSMT" style:font-size-complex="12pt"/>
    </style:style>
    <style:style style:name="P90" style:family="paragraph" style:parent-style-name="Default_20_Text" style:list-style-name="L3">
      <style:paragraph-properties fo:margin-left="0.5in" fo:margin-right="0in" fo:text-align="start" style:justify-single-word="false" fo:text-indent="0in" style:auto-text-indent="false" style:text-autospace="none"/>
    </style:style>
    <style:style style:name="P91" style:family="paragraph" style:parent-style-name="Default_20_Text" style:list-style-name="L3">
      <style:paragraph-properties fo:margin-left="0.5in" fo:margin-right="0in" fo:text-align="start" style:justify-single-word="false" fo:text-indent="0in" style:auto-text-indent="false" style:text-autospace="none"/>
    </style:style>
    <style:style style:name="P92" style:family="paragraph" style:parent-style-name="Default_20_Text" style:list-style-name="L7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3" style:family="paragraph" style:parent-style-name="Default_20_Text" style:list-style-name="L7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4" style:family="paragraph" style:parent-style-name="Default_20_Text" style:list-style-name="L4">
      <style:paragraph-properties fo:margin-left="-0.0071in" fo:margin-right="0in" fo:text-indent="0in" style:auto-text-indent="false"/>
    </style:style>
    <style:style style:name="P95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ff"/>
    </style:style>
    <style:style style:name="T8" style:family="text">
      <style:text-properties style:font-name="Wingdings-Regular" fo:font-size="12pt" style:font-name-asian="Wingdings-Regular" style:font-size-asian="12pt" style:font-name-complex="Wingdings-Regular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5" style:family="text">
      <style:text-properties style:font-name="Times New Roman1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16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7" style:family="text">
      <style:text-properties style:font-name="TimesNewRomanPS-BoldMT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18" style:family="text">
      <style:text-properties fo:color="#000000"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9" style:family="text">
      <style:text-properties fo:color="#000000"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0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21" style:family="text">
      <style:text-properties fo:color="#000000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2" style:family="text">
      <style:text-properties fo:color="#000000" style:font-name="TimesNewRomanPSMT" style:font-name-asian="TimesNewRomanPSMT" style:font-name-complex="TimesNewRomanPSMT"/>
    </style:style>
    <style:style style:name="T23" style:family="text">
      <style:text-properties fo:color="#000000" style:font-name="TimesNewRomanPSMT" fo:font-style="italic" fo:font-weight="bold" style:font-name-asian="TimesNewRomanPSMT" style:font-style-asian="italic" style:font-weight-asian="bold" style:font-name-complex="TimesNewRomanPSMT" style:font-style-complex="italic" style:font-weight-complex="bold"/>
    </style:style>
    <style:style style:name="T24" style:family="text">
      <style:text-properties fo:color="#000000" style:font-name="TimesNewRomanPS-ItalicMT" fo:font-size="12pt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2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" style:family="text"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28" style:family="text">
      <style:text-properties style:font-name="TimesNewRomanPSMT" fo:font-size="12pt" fo:background-color="transparent" style:font-name-asian="TimesNewRomanPSMT" style:font-size-asian="12pt" style:font-name-complex="TimesNewRomanPSMT" style:font-size-complex="12pt"/>
    </style:style>
    <style:style style:name="T29" style:family="text">
      <style:text-properties style:font-name="TimesNewRomanPSMT1" fo:font-size="12pt" style:font-name-asian="TimesNewRomanPSMT1" style:font-size-asian="12pt" style:font-name-complex="TimesNewRomanPSMT1" style:font-size-complex="12pt"/>
    </style:style>
    <style:style style:name="T30" style:family="text">
      <style:text-properties style:font-name="TimesNewRomanPS-ItalicMT" fo:font-size="12pt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3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style:font-size-asian="11pt" style:font-style-asian="italic" style:font-size-complex="11pt" style:font-style-complex="italic"/>
    </style:style>
    <style:style style:name="T3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color="#ff6600" fo:background-color="transparent"/>
    </style:style>
    <style:style style:name="T38" style:family="text">
      <style:text-properties fo:color="#ff6600" style:font-name="TimesNewRomanPSMT" fo:font-size="12pt" fo:background-color="transparent" style:font-name-asian="TimesNewRomanPSMT" style:font-size-asian="12pt" style:font-name-complex="TimesNewRomanPSMT" style:font-size-complex="12pt"/>
    </style:style>
    <style:style style:name="T39" style:family="text">
      <style:text-properties fo:color="#ff6600" style:font-name="Times New Roman1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40" style:family="text">
      <style:text-properties fo:color="#ff6600" style:font-name="TimesNewRomanPS-BoldMT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Tahoma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Tahoma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Tahoma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2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2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2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2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2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2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2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2">
        <style:list-level-properties text:space-before="1.772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Tahoma1"/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year number:style="long"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XCAT 2 on AIX</text:p>
      <text:p text:style-name="P1"/>
      <text:p text:style-name="P2">Migating to a new OS and xCAT version</text:p>
      <text:p text:style-name="P14"><text:date style:data-style-name="N116" text:date-value="2010-11-04T08:09:21.59">2010/11/4</text:date>, <text:time style:data-style-name="N43" text:time-value="2010-11-04T08:09:21.59">08:09:22 AM</text:time></text:p>
      <text:p text:style-name="Date"/>
      <text:table-of-content text:style-name="Sect1" text:name="Table of Contents1">
        <text:table-of-content-source text:outline-level="4" text:use-index-marks="false" text:use-index-source-styles="tru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5"><text:a xlink:type="simple" xlink:href="#1. Overview |outline">1.0 <text:s/>Overview <text:tab/>2</text:a></text:p>
          <text:p text:style-name="P15"><text:a xlink:type="simple" xlink:href="#2. Back up the NIM and xCAT databases|outline">2.0 <text:s/>Back up the NIM and xCAT databases<text:tab/>2</text:a></text:p>
          <text:p text:style-name="P16"><text:a xlink:type="simple" xlink:href="#2.1.NIM|outline">2.1 NIM<text:tab/>3</text:a></text:p>
          <text:p text:style-name="P16"><text:a xlink:type="simple" xlink:href="#2.2.XCAT|outline">2.2 XCAT<text:tab/>3</text:a></text:p>
          <text:p text:style-name="P15"><text:a xlink:type="simple" xlink:href="#3. Shut down any diskless nodes that are being served by the management node|outline">3.0 <text:s/>Shut down any diskless nodes that are being served by the management node<text:tab/>3</text:a></text:p>
          <text:p text:style-name="P15"><text:a xlink:type="simple" xlink:href="#4. Upgrade xCAT|outline">4.0 <text:s/>Upgrade xCAT<text:tab/>4</text:a></text:p>
          <text:p text:style-name="P16"><text:a xlink:type="simple" xlink:href="#4.1.Upgrade xCAT on the management node|outline">4.1 Upgrade xCAT on the management node<text:tab/>4</text:a></text:p>
          <text:p text:style-name="P17"><text:a xlink:type="simple" xlink:href="#4.1.1.Shut down xCAT |outline">4.1.1 Shut down xCAT <text:tab/>4</text:a></text:p>
          <text:p text:style-name="P17"><text:a xlink:type="simple" xlink:href="#4.1.2.Download and install the latest xCAT dependency software|outline">4.1.2 Download and install the latest xCAT dependency software<text:tab/>5</text:a></text:p>
          <text:p text:style-name="P17"><text:a xlink:type="simple" xlink:href="#4.1.3.Download and install the latest xCAT database software|outline">4.1.3 Download and install the latest xCAT database software<text:tab/>5</text:a></text:p>
          <text:p text:style-name="P17"><text:a xlink:type="simple" xlink:href="#4.1.4.Install the latest xCAT packages|outline">4.1.4 Install the latest xCAT packages<text:tab/>5</text:a></text:p>
          <text:p text:style-name="P17"><text:a xlink:type="simple" xlink:href="#4.1.5.Restart and verify xCAT |outline">4.1.5 Restart and verify xCAT <text:tab/>6</text:a></text:p>
          <text:p text:style-name="P16"><text:a xlink:type="simple" xlink:href="#4.2.Upgrade xCAT on service nodes|outline">4.2 Upgrade xCAT on service nodes<text:tab/>6</text:a></text:p>
          <text:p text:style-name="P17"><text:a xlink:type="simple" xlink:href="#4.2.1.Copy the new rpms to the NIM lpp_source directories|outline">4.2.1 Copy the new rpms to the NIM lpp_source directories<text:tab/>6</text:a></text:p>
          <text:p text:style-name="P17"><text:a xlink:type="simple" xlink:href="#4.2.2.Update the NIM installp_bundle resources|outline">4.2.2 Update the NIM installp_bundle resources<text:tab/>7</text:a></text:p>
          <text:p text:style-name="P17"><text:a xlink:type="simple" xlink:href="#4.2.3. Check the osimage (optional)|outline">4.2.3 <text:s/>Check the osimage (optional)<text:tab/>7</text:a></text:p>
          <text:p text:style-name="P17"><text:a xlink:type="simple" xlink:href="#4.2.4.Run the updatenode command to install the software|outline">4.2.4 Run the updatenode command to install the software<text:tab/>8</text:a></text:p>
          <text:p text:style-name="P17"><text:a xlink:type="simple" xlink:href="#4.2.5.  Verify xCAT on the service nodes|outline">4.2.5 <text:s text:c="2"/>Verify xCAT on the service nodes<text:tab/>8</text:a></text:p>
          <text:p text:style-name="P15"><text:a xlink:type="simple" xlink:href="#5. Migrate the management node to a new version  of AIX|outline">5.0 <text:s/>Migrate the management node to a new version <text:s/>of AIX<text:tab/>8</text:a></text:p>
          <text:p text:style-name="P16"><text:a xlink:type="simple" xlink:href="#5.1.Verify xCAT and NIM on the management node|outline">5.1 Verify xCAT and NIM on the management node<text:tab/>8</text:a></text:p>
          <text:p text:style-name="P15"><text:a xlink:type="simple" xlink:href="#6. Upgrade the xCAT service nodes to the new OS version |outline">6.0 <text:s/>Upgrade the xCAT service nodes to the new OS version <text:tab/>9</text:a></text:p>
          <text:p text:style-name="P16"><text:a xlink:type="simple" xlink:href="#6.1.Create a new xCAT osimage for the service nodes|outline">6.1 Create a new xCAT osimage for the service nodes<text:tab/>10</text:a></text:p>
          <text:p text:style-name="P16"><text:a xlink:type="simple" xlink:href="#6.2.Modify the bosinst_data resource to do a migration install |outline">6.2 Modify the bosinst_data resource to do a migration install <text:tab/>10</text:a></text:p>
          <text:p text:style-name="P16"><text:a xlink:type="simple" xlink:href="#6.3.Copy new rpms to the NIM lpp_source|outline">6.3 Copy new rpms to the NIM lpp_source<text:tab/>11</text:a></text:p>
          <text:p text:style-name="P16"><text:a xlink:type="simple" xlink:href="#6.4.Update the service node bundles|outline">6.4 Update the service node bundles<text:tab/>11</text:a></text:p>
          <text:p text:style-name="P16"><text:a xlink:type="simple" xlink:href="#6.5.Verify the osimage|outline">6.5 Verify the osimage<text:tab/>12</text:a></text:p>
          <text:p text:style-name="P16"><text:a xlink:type="simple" xlink:href="#6.6.Shut down the diskless clients of the service nodes.|outline">6.6 Shut down the diskless clients of the service nodes.<text:tab/>12</text:a></text:p>
          <text:p text:style-name="P16"><text:a xlink:type="simple" xlink:href="#6.7.Initialize the service nodes|outline">6.7 Initialize the service nodes<text:tab/>12</text:a></text:p>
          <text:p text:style-name="P16"><text:a xlink:type="simple" xlink:href="#6.8.Initiate a network install|outline">6.8 Initiate a network install<text:tab/>12</text:a></text:p>
          <text:p text:style-name="P16"><text:a xlink:type="simple" xlink:href="#6.9.Verify the service node |outline">6.9 Verify the service node <text:tab/>13</text:a></text:p>
          <text:p text:style-name="P15"><text:a xlink:type="simple" xlink:href="#7. Phase two of xCAT upgrade|outline">7.0 <text:s/>Phase two of xCAT upgrade<text:tab/>13</text:a></text:p>
          <text:p text:style-name="P15"><text:a xlink:type="simple" xlink:href="#8. Upgrade the xCAT compute nodes|outline">8.0 <text:s/>Upgrade the xCAT compute nodes<text:tab/>13</text:a></text:p>
          <text:p text:style-name="P16"><text:a xlink:type="simple" xlink:href="#8.1.Installing AIX standalone nodes (using NIM rte method)|outline">8.1 Installing AIX standalone nodes (using NIM rte method)<text:tab/>13</text:a></text:p>
          <text:p text:style-name="P16"><text:a xlink:type="simple" xlink:href="#8.2.Booting AIX diskless nodes (using stateless method)|outline">8.2 Booting AIX diskless nodes (using stateless method)<text:tab/>14</text:a></text:p>
          <text:p text:style-name="P16"><text:a xlink:type="simple" xlink:href="#8.3.Cloning AIX nodes ( using AIX mksysb images)|outline">8.3 Cloning AIX nodes ( using AIX mksysb images)<text:tab/>14</text:a></text:p>
          <text:p text:style-name="P16"><text:a xlink:type="simple" xlink:href="#8.4.Using xCAT Service Nodes with AIX|outline">8.4 Using xCAT Service Nodes with AIX<text:tab/>14</text:a></text:p>
        </text:index-body>
      </text:table-of-content>
      <text:p text:style-name="P18"/>
      <text:h text:style-name="Heading_20_1" text:outline-level="1"><text:soft-page-break/><text:s/>Overview </text:h>
      <text:p text:style-name="Default_20_Text"/>
      <text:p text:style-name="Default_20_Text">This document describes a recommanded process to follow when you wish to upgrade the versions of AIX and xCAT that you are using in your xCAT cluster.</text:p>
      <text:p text:style-name="Default_20_Text"/>
      <text:p text:style-name="Default_20_Text"><text:span text:style-name="T1">Note:</text:span> <text:s/>The AIX OS level is indicated by a “Version.Release.Modificatio.Fix” number. <text:s/>(ex. VRMF). <text:s/>For example, an AIX operating system version upgrade would be moving from AIX 5.3.0.0 to AIX 6.1.0.0. </text:p>
      <text:p text:style-name="Default_20_Text"/>
      <text:p text:style-name="Default_20_Text">If you only want to update your OS release, modification, or fix <text:s/>level you can simple apply the software updates to the management node using the standard AIX tools. <text:s/>(Ex. <text:s/>AIX 6.1.0.0 to 6.1.5.0 etc.) <text:s text:c="2"/>A re-install or a migration install would not be needed.</text:p>
      <text:p text:style-name="Default_20_Text"/>
      <text:p text:style-name="Default_20_Text">To upgrade the management node you have the option of doing a complete new overwrite install or doing a migration installation.</text:p>
      <text:p text:style-name="Default_20_Text"/>
      <text:p text:style-name="P19">The advantage of an operating system migration installation compared to a new and complete overwrite is that most filesets are preserved. This includes almost all directories, such as /home, /var, /usr, the root volume group, logical volumes, system</text:p>
      <text:p text:style-name="P19">configurations and previously installed software. The only file system that will be</text:p>
      <text:p text:style-name="P19">new after the migration is /tmp. You can easily avoid loosing information you</text:p>
      <text:p text:style-name="P19">have stored in this directory by copying the important information to another</text:p>
      <text:p text:style-name="P19">directory before the migration and move it back afterwards. Additionally, after the</text:p>
      <text:p text:style-name="P19">migration, you can import your user volume groups. It is probably the easiest way</text:p>
      <text:p text:style-name="P19">to upgrade your system <text:s/>while maintaining all customized information and configuration. <text:s/>Another advantage, especially if you need to minimize the downtime of your system, is that there are fewer reconfigurations tasks to do</text:p>
      <text:p text:style-name="P19">after the migration.</text:p>
      <text:p text:style-name="Default_20_Text"/>
      <text:p text:style-name="Default_20_Text">During a migration, the installation process determines which optional software products are installed on the existing version of the operating system. <text:s/>Any software that was previously installed that has new versions available will be updated.</text:p>
      <text:p text:style-name="Default_20_Text"/>
      <text:p text:style-name="P20">Before you perform a migration installation, ensure you have reliable backups of your data and any customized applications or volume groups. <text:s/>In particular, on an xCAT management node you should back up your xCAT and NIM databases.</text:p>
      <text:p text:style-name="Default_20_Text"/>
      <text:p text:style-name="P27">The process described below assumes you are familiar with AIX systems administration and NIM.</text:p>
      <text:p text:style-name="P20"/>
      <text:h text:style-name="Heading_20_1" text:outline-level="1"><text:s/>Back up the NIM and xCAT databases</text:h>
      <text:p text:style-name="Default_20_Text"/>
      <text:p text:style-name="Default_20_Text"><text:soft-page-break/>When doing a migration of the operating system the NIM and xCAT databases would normally be preserved. <text:s/>HOWEVER, as a precaution it would be good to back them up and save them on some other system – just in case.</text:p>
      <text:h text:style-name="Heading_20_2" text:outline-level="2">NIM</text:h>
      <text:p text:style-name="Default_20_Text"/>
      <text:p text:style-name="Default_20_Text">Using the SMIT interface:</text:p>
      <text:p text:style-name="Default_20_Text"/>
      <text:p text:style-name="Default_20_Text"><text:tab/><text:span text:style-name="T2">smit nim_backup_db</text:span></text:p>
      <text:p text:style-name="Default_20_Text"/>
      <text:p text:style-name="Default_20_Text">Using the command line interface:</text:p>
      <text:p text:style-name="Default_20_Text"/>
      <text:p text:style-name="P28">(Assuming the data is saved in <text:span text:style-name="T4">/tmp/mynim.backup</text:span>.)</text:p>
      <text:p text:style-name="P28"/>
      <text:p text:style-name="Default_20_Text"><text:tab/><text:span text:style-name="T2">/usr/lpp/bos.sysmgt/nim/methods/m_backup_db /tmp/mynim.backup</text:span></text:p>
      <text:p text:style-name="P29"/>
      <text:p text:style-name="P28">The files that are backed up include:</text:p>
      <text:p text:style-name="P41">./etc/objrepos/nim_attr</text:p>
      <text:p text:style-name="P41">./etc/objrepos/nim_attr.vc</text:p>
      <text:p text:style-name="P41">./etc/objrepos/nim_object</text:p>
      <text:p text:style-name="P41">./etc/objrepos/nim_object.vc</text:p>
      <text:p text:style-name="P41">./etc/NIM.level</text:p>
      <text:p text:style-name="P41">./etc/niminfo</text:p>
      <text:p text:style-name="P41"/>
      <text:p text:style-name="P4">To restore the database you can use:</text:p>
      <text:p text:style-name="P5"/>
      <text:p text:style-name="P5"><text:tab/>smit nim_restore_db</text:p>
      <text:p text:style-name="P5"/>
      <text:p text:style-name="P4">or</text:p>
      <text:p text:style-name="P5"/>
      <text:p text:style-name="P5"><text:tab/>/usr/lpp/bos.sysmgt/nim/methods/m_restore_db /tmp/mynim.backup</text:p>
      <text:h text:style-name="Heading_20_2" text:outline-level="2">XCAT</text:h>
      <text:p text:style-name="Default_20_Text"><text:s/>The <text:span text:style-name="T1">dumpxCATdb</text:span> command creates .csv (comma separated value) files for all <text:s/>xCAT database tables and puts them in the directory given by the -p flag. These files can be used by the <text:span text:style-name="T1">restorexCATdb</text:span> command to restore the database.</text:p>
      <text:p text:style-name="Default_20_Text"/>
      <text:p text:style-name="Default_20_Text"><text:tab/><text:span text:style-name="T2">dumpxCATdb -p /tmp/db</text:span></text:p>
      <text:p text:style-name="Default_20_Text"/>
      <text:h text:style-name="Heading_20_1" text:outline-level="1"><text:s/>Shut down any diskless nodes that are being served by the management node</text:h>
      <text:p text:style-name="Default_20_Text"/>
      <text:p text:style-name="Default_20_Text">Any diskless nodes that are clients of the management node will not be able to continue running when the management node is not available.</text:p>
      <text:p text:style-name="Default_20_Text"><text:soft-page-break/></text:p>
      <text:p text:style-name="Default_20_Text">It is better to shut down the diskless nodes while the management node is being updated.</text:p>
      <text:p text:style-name="Default_20_Text"/>
      <text:p text:style-name="Default_20_Text">For example, asumming all your diskless nodes are in the xCAT group called “<text:span text:style-name="T4">dsklsnodes</text:span>” then you could shut them all down by running the following command.</text:p>
      <text:p text:style-name="Default_20_Text"/>
      <text:p text:style-name="Default_20_Text"><text:tab/><text:span text:style-name="T2">xdsh dsklsnodes “shutdown -F &amp;”</text:span></text:p>
      <text:p text:style-name="Default_20_Text"/>
      <text:p text:style-name="Default_20_Text">Any standalone nodes that are clients of the management node can be left running.</text:p>
      <text:p text:style-name="Default_20_Text"/>
      <text:h text:style-name="Heading_20_1" text:outline-level="1"><text:s/>Upgrade xCAT</text:h>
      <text:p text:style-name="Default_20_Text"/>
      <text:p text:style-name="Default_20_Text">You may or may not need to upgrade xCAT as part of an OS migration.</text:p>
      <text:p text:style-name="Default_20_Text"/>
      <text:p text:style-name="P27">The one requirement is that the version of xCAT you use must support BOTH the current OS version and the version you wish to migrate to.</text:p>
      <text:p text:style-name="Default_20_Text"/>
      <text:p text:style-name="Default_20_Text"><text:span text:style-name="T6">In some cases you may need to upgrade xCAT in two phases. </text:span><text:s/>The first upgrade may be needed to migrate to a newer OS version using an xCAT version that supports both. <text:s/>The second phase would be to upgrade xCAT to the latest version. </text:p>
      <text:p text:style-name="Default_20_Text"/>
      <text:p text:style-name="Default_20_Text"><text:span text:style-name="T6">Whether you <text:s/>need to upgrade xCAT or not, you must upgrade the versions of the xCAT dependency and database rpms to the versions that were built for the new AIX level. <text:s/></text:span><text:s/></text:p>
      <text:p text:style-name="Default_20_Text"/>
      <text:p text:style-name="Default_20_Text">The xCAT dependency and database tarballs contain versions of the rpm packages built for the different levels of AIX. <text:s text:c="3"/>So, for example, if you migrate your OS to AIX 7.1 then you must also update your dependency rpms to the versions built for AIX 7.1. <text:s/>The xCAT dependency and database packages contain subdirectories corresponding to the different AIX versions. <text:s/></text:p>
      <text:p text:style-name="Default_20_Text"/>
      <text:p text:style-name="Default_20_Text"><text:span text:style-name="T1">Note: </text:span><text:s/><text:span text:style-name="T6">If you upgrade the xCAT version on the xCAT management node you must also upgrade the xCAT version on any service nodes that are being used!</text:span></text:p>
      <text:p text:style-name="Default_20_Text"/>
      <text:h text:style-name="Heading_20_2" text:outline-level="2">Upgrade xCAT on the management node</text:h>
      <text:h text:style-name="Heading_20_3" text:outline-level="3">Shut down xCAT </text:h>
      <text:p text:style-name="P54">xCAT should be shut down before trying to do any upgrades.</text:p>
      <text:p text:style-name="P54"><text:tab/><text:span text:style-name="T2">stopsrc -s xcatd</text:span></text:p>
      <text:h text:style-name="Heading_20_3" text:outline-level="3"><text:soft-page-break/>Download and install the latest xCAT dependency software</text:h>
      <text:p text:style-name="P21">Download the latest dep-aix-*.tar.gz tar file from <text:span text:style-name="T7">http://xcat.sourceforge.net/#download </text:span>and copy it to a convenient location on your xCAT management node.</text:p>
      <text:p text:style-name="P21"/>
      <text:p text:style-name="P42"><text:span text:style-name="T8"> </text:span><text:span text:style-name="T9">Unwrap the tar file. For example:</text:span></text:p>
      <text:p text:style-name="P55">gunzip dep-aix-2.5.tar.gz</text:p>
      <text:p text:style-name="P55">tar –xvf dep-aix-2.5.tar</text:p>
      <text:p text:style-name="P42"><text:span text:style-name="T8"> </text:span><text:span text:style-name="T9">Run the </text:span><text:span text:style-name="T14">instoss</text:span><text:span text:style-name="T16"> </text:span><text:span text:style-name="T9">script (contained in the tar file) to install the OSS</text:span></text:p>
      <text:p text:style-name="P43">packages. Please make sure the /opt and the other file systems have</text:p>
      <text:p text:style-name="P43">enough disk space to install these OSS packages before running the</text:p>
      <text:p text:style-name="P47"><text:span text:style-name="T18">instoss</text:span><text:span text:style-name="T19"> </text:span><text:span text:style-name="T20">script.</text:span></text:p>
      <text:p text:style-name="Default_20_Text"/>
      <text:h text:style-name="Heading_20_3" text:outline-level="3">Download and install the latest xCAT database software</text:h>
      <text:p text:style-name="Default_20_Text">Some of the optional databases that you may be using with xCAT will require upgrades to the dependency software. <text:s text:c="2"/></text:p>
      <text:p text:style-name="Default_20_Text"/>
      <text:p text:style-name="P30">XCAT currently supports SQLite, MySQL, PostgreSQL, and DB2. <text:s/>As a convenience, the xCAT site provides downloads for MySQL and PostreSQL software.</text:p>
      <text:p text:style-name="P31"><text:span text:style-name="T26">( </text:span><text:a xlink:type="simple" xlink:href="http://sourceforge.net/projects/xcat/files/xcat-dep/2.x_AIX/xcat-postgresql-snap201007150920.tar.gz/download">xcat-postgresql-snap201007150920.tar.gz</text:a><text:span text:style-name="T26"> <text:s/>and </text:span><text:a xlink:type="simple" xlink:href="http://sourceforge.net/projects/xcat/files/xcat-dep/2.x_AIX/xcat-mysql-201005260807.tar.gz/download">xcat-mysql-201005260807.tar.gz</text:a> <text:span text:style-name="T26">)</text:span></text:p>
      <text:p text:style-name="P30"/>
      <text:p text:style-name="P30">See the following xCAT documents for instructions on how to upgrade these databases.</text:p>
      <text:list text:style-name="L1">
        <text:list-header>
          <text:p text:style-name="P61"><text:a xlink:type="simple" xlink:href="http://xcat.svn.sourceforge.net/viewvc/xcat/xcat-core/trunk/xCAT-client/share/doc/xCAT2.SetupMySQL.pdf">Setup MySQL as the xCAT Database</text:a><text:span text:style-name="T26"> </text:span></text:p>
          <text:p text:style-name="P61"><text:a xlink:type="simple" xlink:href="http://xcat.svn.sourceforge.net/viewvc/xcat/xcat-core/trunk/xCAT-client/share/doc/xCAT2SetupPostgresql.pdf">Setup PostgreSQL as the xCAT Database</text:a> </text:p>
        </text:list-header>
      </text:list>
      <text:list text:style-name="L2">
        <text:list-header>
          <text:p text:style-name="P59"><text:a xlink:type="simple" xlink:href="http://xcat.svn.sourceforge.net/viewvc/xcat/xcat-core/trunk/xCAT-client/share/doc/xCAT2SetupDB2.pdf">Setup DB2 as the xCAT Database</text:a> </text:p>
        </text:list-header>
      </text:list>
      <text:p text:style-name="P9"/>
      <text:p text:style-name="P9">The database tar files that are available on the xCAT web site may contain multiple versions of RPMs – one for each AIX operating system level. <text:s text:c="2"/>You must install the versions of the rpms that correspond to your OS version. <text:s text:c="2"/></text:p>
      <text:p text:style-name="Default_20_Text"/>
      <text:h text:style-name="Heading_20_3" text:outline-level="3">Install the latest xCAT packages</text:h>
      <text:p text:style-name="Default_20_Text"/>
      <text:p text:style-name="P21">Download the latest xCAT for AIX tar file from</text:p>
      <text:p text:style-name="P21"><text:span text:style-name="T7">http://xcat.sourceforge.net/#download </text:span>and copy it to a convenient location on your xCAT management node.</text:p>
      <text:p text:style-name="P43"/>
      <text:p text:style-name="P42"><text:span text:style-name="T8"> </text:span><text:span text:style-name="T9">Unwrap the xCAT tar file. For example,</text:span></text:p>
      <text:p text:style-name="P55">gunzip core-aix-2.5.tar.gz</text:p>
      <text:p text:style-name="P55">tar –xvf core-aix-2.5.tar</text:p>
      <text:p text:style-name="P42"><text:span text:style-name="T8"> </text:span><text:span text:style-name="T9">Run the </text:span><text:span text:style-name="T14">instxcat</text:span><text:span text:style-name="T16"> </text:span><text:span text:style-name="T9">script (contained in the tar file) to install the xCAT</text:span></text:p>
      <text:p text:style-name="P42"><text:span text:style-name="T9">software. (The </text:span><text:span text:style-name="T14">instxcat</text:span><text:span text:style-name="T16"> </text:span><text:span text:style-name="T9">script and all the RPMs are located in the xcatcore</text:span></text:p>
      <text:p text:style-name="P43"><text:soft-page-break/>subdirectory.)</text:p>
      <text:p text:style-name="P6"/>
      <text:h text:style-name="Heading_20_3" text:outline-level="3">Restart and verify xCAT </text:h>
      <text:p text:style-name="Default_20_Text"/>
      <text:p text:style-name="Default_20_Text">To restart xCAT run the following command.</text:p>
      <text:p text:style-name="Default_20_Text"><text:tab/><text:span text:style-name="T2">restartxcatd</text:span></text:p>
      <text:p text:style-name="Default_20_Text"/>
      <text:p text:style-name="Default_20_Text">To verify xCAT function try running some basic xCAT commands.</text:p>
      <text:p text:style-name="P20"/>
      <text:list text:style-name="L3">
        <text:list-item>
          <text:p text:style-name="P88"><text:span text:style-name="T29">Run “</text:span><text:span text:style-name="T30">rpm -qa</text:span><text:span text:style-name="T29">” to see if the latest xCAT and dependency software is upgraded.</text:span></text:p>
        </text:list-item>
        <text:list-item>
          <text:p text:style-name="P69"><text:span text:style-name="T21">Run the “</text:span><text:span text:style-name="T24">lsdef –h</text:span><text:span text:style-name="T21">” to check if the xCAT daemon is working. (If you </text:span><text:span text:style-name="T26">get a correct response then you should be Ok. )</text:span></text:p>
        </text:list-item>
        <text:list-item>
          <text:p text:style-name="P70">Check the xCAT database. <text:s/></text:p>
        </text:list-item>
        <text:list-item>
          <text:p text:style-name="P90"><text:span text:style-name="T26">Try running some commands such as: “</text:span><text:span text:style-name="T27">lsdef -t site -l</text:span><text:span text:style-name="T26">”</text:span></text:p>
        </text:list-item>
        <text:list-item>
          <text:p text:style-name="P90"><text:span text:style-name="T26">If necessary you can restore the database you saved earlier by running <text:s/>the </text:span><text:span text:style-name="T27">restorexCATdb</text:span><text:span text:style-name="T26"> command.</text:span></text:p>
        </text:list-item>
      </text:list>
      <text:p text:style-name="P34"/>
      <text:p text:style-name="P24"/>
      <text:h text:style-name="Heading_20_2" text:outline-level="2">Upgrade xCAT on service nodes</text:h>
      <text:p text:style-name="Default_20_Text"/>
      <text:h text:style-name="Heading_20_3" text:outline-level="3">Copy the new rpms to the NIM lpp_source directories</text:h>
      <text:p text:style-name="Default_20_Text"/>
      <text:p text:style-name="Text_20_Body_20_Single">To update the versions of xCAT and the dependency packages on the service nodes you must first copy all the new rpms to the lpp_<text:span text:style-name="T4">source</text:span> resource that is being used for the service nodes. <text:s/>This includes the new xCAT, dependency, and database rpms. <text:s text:c="2"/>These are all available in the xCAT tarballs that you download from the xCAT web site.</text:p>
      <text:p text:style-name="Text_20_Body_20_Single">A simple way to copy software to the <text:span text:style-name="T4">lpp_source</text:span> locations is to use the “nim -o update” command. <text:s text:c="2"/>With this NIM command you simply need to provide the name of the NIM <text:span text:style-name="T4">lpp_source</text:span> resource and it will automatically copy your files to the correct locations.</text:p>
      <text:p text:style-name="Text_20_Body_20_Single">For example, assume all your dependency software has been downloaded and unwrapped in the temporary location <text:s/>/tmp/images. <text:s text:c="2"/>(The rpms you need are in subdirectories corresponding to the OS version you are running.)</text:p>
      <text:p text:style-name="Text_20_Body_20_Single">To add all the deps packages to the <text:span text:style-name="T4">lpp_source</text:span> resource named “<text:span text:style-name="T31">61image_lpp_source” </text:span><text:s/>you could run the following command:</text:p>
      <text:p text:style-name="Text_20_Body_20_Single"><text:tab/><text:span text:style-name="T10">nim -o update -a packages=all -a source=/tmp/images/xcat-dep/6.1 <text:s/>610image_lpp_source</text:span></text:p>
      <text:p text:style-name="Default_20_Text"><text:soft-page-break/><text:span text:style-name="T12">The NIM command will find the correct directories and update the </text:span><text:span text:style-name="T11">lpp_source</text:span><text:span text:style-name="T12"> resource.</text:span></text:p>
      <text:h text:style-name="Heading_20_3" text:outline-level="3">Update the NIM installp_bundle resources</text:h>
      <text:p text:style-name="Default_20_Text"/>
      <text:p text:style-name="Default_20_Text">Make sure that any NIM <text:span text:style-name="T4">installp_bundle</text:span> resources you are using are updated to contain the new xCAT, dependency and database packages.</text:p>
      <text:p text:style-name="Default_20_Text"/>
      <text:p text:style-name="Default_20_Text">If you have an xCAT <text:span text:style-name="T4">osimage</text:span> defined for the service nodes it will include an installp_bundle file that contains a list of all the additional software that is needed on the service nodes. <text:s text:c="2"/>You must check this file to make sure it includes the new rpms that you just copied to your lpp_source.</text:p>
      <text:p text:style-name="Default_20_Text"/>
      <text:p text:style-name="Default_20_Text">The new sample xCAT bundle files are located <text:s/>either in the new tarball or installed in <text:span text:style-name="T4">/opt/xcat/share/xcat/installp_bundles.</text:span></text:p>
      <text:p text:style-name="Default_20_Text"/>
      <text:h text:style-name="Heading_20_3" text:outline-level="3"><text:s/>Check the osimage (optional)</text:h>
      <text:p text:style-name="P10"><text:span text:style-name="T13">To avoid potential problems when installing additional software it is adviseable to verify that all the software that you wish to install has been copied to the appropriate NIM lpp_source directory and that there are no duplicate packages.</text:span><text:span text:style-name="T9"> </text:span></text:p>
      <text:p text:style-name="P11">Any software that is specified in the “otherpkgs” or the “installp_bundle” attributes of the osimage definition must be available in the corresponding <text:span text:style-name="T4">lpp_source</text:span> directories.</text:p>
      <text:p text:style-name="Default_20_Text">Also, since the sample bundle files now include <text:s/>wildcards (*) instead of specific versions you must make sure there are not multiple version of the same rpm in the lpp_source directories. <text:s/>If there are mutliple version of the same rpm in the lpp_source directory then NIM will produce an error when trying to install them.</text:p>
      <text:p text:style-name="Default_20_Text"/>
      <text:p text:style-name="Default_20_Text">The older versions of the rpms must be removed from the lpp_source directory. </text:p>
      <text:p text:style-name="Default_20_Text"/>
      <text:p text:style-name="Default_20_Text">This can be done manually by going <text:s/>to the <text:span text:style-name="T4">lpp_source</text:span> location and then to the “RPMS/ppc” subdirectory and then removing the rpms.</text:p>
      <text:p text:style-name="Default_20_Text"/>
      <text:p text:style-name="P27">However, starting in xCAT 2.4.3 you can use the <text:span text:style-name="T1">chkosimage</text:span> command to check the lpp_source directories and remove the older versions.</text:p>
      <text:p text:style-name="Default_20_Text"/>
      <text:p text:style-name="P22">To check an <text:span text:style-name="T4">osimage</text:span> called <text:span text:style-name="T4">610image:</text:span></text:p>
      <text:p text:style-name="P23"/>
      <text:p text:style-name="P11"><text:span text:style-name="T22"><text:tab/></text:span><text:span text:style-name="T23">chkosimage -V 610image</text:span></text:p>
      <text:p text:style-name="P7">To check an <text:span text:style-name="T4">osimage</text:span> and remove duplicate rpms:</text:p>
      <text:p text:style-name="P7"/>
      <text:p text:style-name="P7"><text:tab/><text:span text:style-name="T23">chkosimage -V -c 610image</text:span></text:p>
      <text:p text:style-name="P8"/>
      <text:p text:style-name="P7">See the <text:span text:style-name="T1">chkosimage</text:span> man page for details.</text:p>
      <text:p text:style-name="P12"><text:soft-page-break/></text:p>
      <text:h text:style-name="Heading_20_3" text:outline-level="3">Run the updatenode command to install the software</text:h>
      <text:p text:style-name="P28"/>
      <text:p text:style-name="Default_20_Text"><text:span text:style-name="T34">You can update the versions of the xCAT, dependency, and database software on the service nodes by using the </text:span><text:span text:style-name="T35">updatenode</text:span><text:span text:style-name="T34"> command.</text:span></text:p>
      <text:p text:style-name="P28"/>
      <text:p text:style-name="Default_20_Text"><text:span text:style-name="T34">By default the command will use the “</text:span><text:span text:style-name="T5">installp_bundle”</text:span><text:span text:style-name="T34"> and “</text:span><text:span text:style-name="T5">otherpkgs</text:span><text:span text:style-name="T34">” attributes of the </text:span><text:span text:style-name="T5">osimage</text:span><text:span text:style-name="T34"> definition for the node. <text:s text:c="2"/></text:span></text:p>
      <text:p text:style-name="P28"/>
      <text:p text:style-name="P28">In the following example assume that all the service nodes have been added to the xCAT group called “service” and that the specified flags should be used when installing the packages.</text:p>
      <text:p text:style-name="P28"/>
      <text:p text:style-name="Default_20_Text"><text:span text:style-name="T34"><text:tab/></text:span><text:span text:style-name="T2">updatenode service -V -S</text:span><text:span text:style-name="T25"> rpm_flags</text:span><text:span text:style-name="T2">="-Uvh --replacepkgs –nodeps" <text:tab/><text:tab/><text:tab/>installp_flags="-agQXY"</text:span></text:p>
      <text:p text:style-name="Default_20_Text"/>
      <text:h text:style-name="Heading_20_3" text:outline-level="3"><text:s text:c="2"/>Verify xCAT on the service nodes</text:h>
      <text:p text:style-name="Default_20_Text"><text:s text:c="12"/></text:p>
      <text:p text:style-name="Default_20_Text"/>
      <text:list text:style-name="L4">
        <text:list-item>
          <text:p text:style-name="P65"><text:span text:style-name="T29">Run “</text:span><text:span text:style-name="T30">rpm -qa</text:span><text:span text:style-name="T29">” on service node to see if the <text:s/>xCAT and dependency software is upgraded.</text:span></text:p>
        </text:list-item>
        <text:list-item>
          <text:p text:style-name="P65">Try running some xCAT commands such as “lsdef -a” to see if the xcatd daemon is running and if data from xCAT database is set properly.</text:p>
        </text:list-item>
        <text:list-item>
          <text:p text:style-name="P63">Check the NIM configuration on the service nodes</text:p>
        </text:list-item>
        <text:list-item>
          <text:p text:style-name="P94">Run xdsh to the service nodes (ex. “xdsh service date”)</text:p>
        </text:list-item>
      </text:list>
      <text:p text:style-name="P56"/>
      <text:h text:style-name="Heading_20_1" text:outline-level="1"><text:s/>Migrate the management node to a new version <text:s/>of AIX</text:h>
      <text:p text:style-name="Default_20_Text"/>
      <text:p text:style-name="P37"/>
      <text:p text:style-name="Default_20_Text">There are several techniques provided by AIX that can be used to migrate a standalone system. <text:s text:c="2"/>They are described in the AIX documentation listsed below and will not be repeated here.</text:p>
      <text:p text:style-name="Default_20_Text"/>
      <text:p text:style-name="Default_20_Text">Listing of AIX documents.</text:p>
      <text:p text:style-name="Default_20_Text"><text:a xlink:type="simple" xlink:href="http://publib.boulder.ibm.com/infocenter/aix/v7r1/index.jsp">http://publib.boulder.ibm.com/infocenter/aix/v7r1/index.jsp</text:a></text:p>
      <text:p text:style-name="Default_20_Text"/>
      <text:p text:style-name="Default_20_Text"/>
      <text:p text:style-name="Default_20_Text">AIX “Installation and Migration Guide”:</text:p>
      <text:p text:style-name="Default_20_Text"><text:a xlink:type="simple" xlink:href="http://publib.boulder.ibm.com/infocenter/aix/v7r1/topic/com.ibm.aix.install/doc/insgdrf/insgdrf_pdf.pdf">http://publib.boulder.ibm.com/infocenter/aix/v7r1/topic/com.ibm.aix.install/doc/insgdrf/insgdrf_pdf.pdf</text:a></text:p>
      <text:p text:style-name="Default_20_Text"><text:soft-page-break/></text:p>
      <text:h text:style-name="Heading_20_2" text:outline-level="2">Verify xCAT and NIM on the management node</text:h>
      <text:p text:style-name="Default_20_Text"/>
      <text:p text:style-name="Default_20_Text">Check that xCAT is still functioning properly on the management node. <text:s/>(ex. run some xCAT commands, check the database etc.)</text:p>
      <text:p text:style-name="Default_20_Text"/>
      <text:p text:style-name="P87">If <text:s/>xCAT isn't running or some dependency packages may not be functioning.</text:p>
      <text:p text:style-name="P20"><text:span text:style-name="T42"><text:s text:c="9"/>1. </text:span><text:span text:style-name="T28">Run the </text:span><text:span text:style-name="T15">instoss</text:span><text:span text:style-name="T17"> </text:span><text:span text:style-name="T28">script (contained in the tar file) to re-install the OSS</text:span></text:p>
      <text:p text:style-name="P87"><text:span text:style-name="T26">packages </text:span>corresponding to the OS version you are running<text:span text:style-name="T26">, or run “rpm -Uvh” or “rpm -Uvh --force” to upgrade the single package.</text:span></text:p>
      <text:list text:style-name="L5">
        <text:list-item>
          <text:list>
            <text:list-item>
              <text:list>
                <text:list-item>
                  <text:p text:style-name="P89">Run 'restartxcatd' to restart xCAT.</text:p>
                </text:list-item>
              </text:list>
            </text:list-item>
          </text:list>
        </text:list-item>
      </text:list>
      <text:p text:style-name="P32"/>
      <text:p text:style-name="Default_20_Text">Depending on the method you used to do the AIX migration, the NIM master on the xCAT management node may or may not be functioning.</text:p>
      <text:p text:style-name="Default_20_Text"/>
      <text:p text:style-name="Default_20_Text">If it is not:</text:p>
      <text:p text:style-name="Default_20_Text"/>
      <text:list text:style-name="L6">
        <text:list-item>
          <text:p text:style-name="P71">Check that the master fileset is installed and that it has been updated to the latest level. ( <text:span text:style-name="T4">bos.sysmgt.nim.master</text:span><text:span text:style-name="T36"> ). <text:s text:c="2"/>This should have been in your lpp_source directory and also in the service node bundle file.</text:span></text:p>
          <text:p text:style-name="P72"/>
        </text:list-item>
        <text:list-item>
          <text:p text:style-name="P71">Save the current <text:span text:style-name="T4">/etc/niminfo </text:span><text:span text:style-name="T36">file</text:span></text:p>
          <text:p text:style-name="P72"/>
          <text:list>
            <text:list-header>
              <text:p text:style-name="P77">mv /etc/niminfo /etc/niminfo.orig</text:p>
              <text:p text:style-name="P77"/>
            </text:list-header>
          </text:list>
        </text:list-item>
        <text:list-item>
          <text:p text:style-name="P71">Reconfigure NIM.</text:p>
          <text:list>
            <text:list-header>
              <text:p text:style-name="P71">You could use the SMIT interface or the <text:span text:style-name="T1">nimconfig</text:span> command to re-configure NIM. <text:s/>(Note: <text:s/>Make sure you specify the appropriate interface to use as the NIM primary interface. <text:s/>Typically the interface that will be used to install the nodes is used as the primary interface.) <text:s text:c="2"/>The <text:span text:style-name="T1">nimconfig</text:span> command would be similar to the following:</text:p>
              <text:p text:style-name="P71"/>
              <text:list>
                <text:list-header>
                  <text:p text:style-name="P71"><text:span text:style-name="T2">nimconfig -a pif_name=en1 -a netname=clstr_net -r</text:span> </text:p>
                  <text:p text:style-name="P71"/>
                </text:list-header>
              </text:list>
            </text:list-header>
          </text:list>
        </text:list-item>
        <text:list-item>
          <text:p text:style-name="P71">It should not be required, but you can restore the previously saved NIM database backup by <text:span text:style-name="T34">using SMIT:</text:span></text:p>
          <text:p text:style-name="P74"/>
        </text:list-item>
      </text:list>
      <text:p text:style-name="P5"><text:tab/><text:tab/>smit nim_restore_db</text:p>
      <text:p text:style-name="P5"/>
      <text:p text:style-name="P4"><text:tab/>or by using the following NIM method.</text:p>
      <text:p text:style-name="P4"/>
      <text:p text:style-name="P4"><text:tab/><text:tab/><text:span text:style-name="T2">/usr/lpp/bos.sysmgt/nim/methods/m_restore_db /tmp/mynim.backup</text:span></text:p>
      <text:p text:style-name="P4"/>
      <text:list text:style-name="L6" text:continue-numbering="true">
        <text:list-item>
          <text:p text:style-name="P74">Validate existing NIM resources.</text:p>
        </text:list-item>
      </text:list>
      <text:list text:style-name="L7">
        <text:list-item>
          <text:p text:style-name="P92"><text:soft-page-break/>Make sure the NIM definitions are correct, that the files and directories all exist etc.</text:p>
        </text:list-item>
        <text:list-item>
          <text:p text:style-name="P92">Run the “nim -o check ...” operation on NIM SPOT and lpp_source resources.</text:p>
        </text:list-item>
      </text:list>
      <text:p text:style-name="P35"/>
      <text:list text:style-name="L6" text:continue-numbering="true">
        <text:list-header>
          <text:p text:style-name="P77"><text:tab/></text:p>
        </text:list-header>
      </text:list>
      <text:h text:style-name="Heading_20_1" text:outline-level="1"><text:s/>Upgrade the xCAT service nodes to the new OS version </text:h>
      <text:p text:style-name="Default_20_Text"/>
      <text:p text:style-name="P27">If you migrate your xCAT management node to a new OS version then any service nodes you are using should also be upgraded.</text:p>
      <text:p text:style-name="Default_20_Text"/>
      <text:p text:style-name="Default_20_Text">Since the AIX <text:s/>service nodes are standalone systems they can remain running while you update the management node. <text:s/>However if you leave the service nodes at back levels <text:s/>it could cause problems with the xCAT support. <text:s/></text:p>
      <text:p text:style-name="Default_20_Text"/>
      <text:p text:style-name="P28">For more details on installing a service node refer to the following xCAT document.</text:p>
      <text:p text:style-name="P25"/>
      <text:p text:style-name="P57"><text:a xlink:type="simple" xlink:href="http://xcat.svn.sourceforge.net/viewvc/xcat/xcat-core/trunk/xCAT-client/share/doc/xCAT2onAIXServiceNodes.pdf">http://xcat.svn.sourceforge.net/viewvc/xcat/xcat-core/trunk/xCAT-client/share/doc/xCAT2onAIXServiceNodes.pdf</text:a></text:p>
      <text:p text:style-name="P58"><text:a xlink:type="simple" xlink:href="http://xcat.svn.sourceforge.net/svnroot/xcat/xcat-core/trunk/xCAT-client/share/doc/xCAT2onAIXServiceNodes.pdf"/></text:p>
      <text:h text:style-name="Heading_20_2" text:outline-level="2">Create a new xCAT osimage for the service nodes</text:h>
      <text:p text:style-name="Default_20_Text"/>
      <text:p text:style-name="P27">Use the xCAT <text:span text:style-name="T1">mknimimage</text:span> command to create a new <text:span text:style-name="T4">osimage</text:span> definition using the new AIX OS version.</text:p>
      <text:p text:style-name="Default_20_Text"/>
      <text:p text:style-name="Default_20_Text">For example, assuming all the AIX software has been copied to <text:span text:style-name="T2">/</text:span><text:span text:style-name="T5">aix61source</text:span><text:span text:style-name="T34"> you could run:</text:span></text:p>
      <text:p text:style-name="Default_20_Text"/>
      <text:p text:style-name="Default_20_Text"><text:tab/><text:span text:style-name="T2">mknimimage -s /aix61source <text:s/>AIX61image</text:span></text:p>
      <text:p text:style-name="P29"/>
      <text:p text:style-name="Default_20_Text"><text:span text:style-name="T34">This will create the required NIM resources as well as the new xCAT </text:span><text:span text:style-name="T5">osimage</text:span><text:span text:style-name="T34"> definition.</text:span></text:p>
      <text:p text:style-name="P28"/>
      <text:p text:style-name="Default_20_Text"><text:span text:style-name="T34">Make sure you update your </text:span><text:span text:style-name="T5">osimage</text:span><text:span text:style-name="T34"> definition with any other resources or attributes you wish to include. <text:s/>(Such as the service node </text:span><text:span text:style-name="T5">installp_bundle</text:span><text:span text:style-name="T34"> resource etc.) <text:s/>Refer to the “xCAT2onAIXServiceNodes” document mentioned above for further details.</text:span></text:p>
      <text:p text:style-name="P28"/>
      <text:p text:style-name="P26"/>
      <text:h text:style-name="Heading_20_2" text:outline-level="2">Modify the bosinst_data resource to do a migration install </text:h>
      <text:p text:style-name="Default_20_Text"/>
      <text:p text:style-name="Default_20_Text"><text:soft-page-break/>By doing a migration install, among other things, you will preserve the NIM database and NIM resources that were created on the service nodes.</text:p>
      <text:p text:style-name="Default_20_Text"/>
      <text:p text:style-name="Default_20_Text">A default NIM <text:span text:style-name="T4">bosinst_data</text:span> resource was created automatically when you created the new <text:span text:style-name="T4">osimage</text:span>.</text:p>
      <text:p text:style-name="Default_20_Text"/>
      <text:p text:style-name="Default_20_Text">A <text:span text:style-name="Strong_20_Emphasis">bosinst_data</text:span> resource represents a file that contains information for the BOS installation program. The resource is typically created by starting with the template that is shipped with AIX. <text:s/>See the /usr/lpp/bosinst/bosinst.template.README file for more information on bosinst_data file contents.</text:p>
      <text:p text:style-name="Default_20_Text"/>
      <text:p text:style-name="Default_20_Text">To perform a migration install you must make one change to the file.</text:p>
      <text:p text:style-name="Default_20_Text"/>
      <text:p text:style-name="Default_20_Text">You must change the “INSTALL_METHOD” value to “migrate”.</text:p>
      <text:p text:style-name="Default_20_Text"/>
      <text:p text:style-name="Default_20_Text">This can be changed in the file either before or after you define the resource but it must be done before initiating a network boot of the system.</text:p>
      <text:h text:style-name="Heading_20_2" text:outline-level="2">Copy new rpms to the NIM lpp_source</text:h>
      <text:p text:style-name="Default_20_Text"/>
      <text:p text:style-name="Default_20_Text">There are new versions of the xCAT, dependency , and database rpms that must be copied to the new <text:span text:style-name="T4">lpp_source </text:span>resource created in the previous step.</text:p>
      <text:p text:style-name="Default_20_Text"/>
      <text:p text:style-name="Default_20_Text">These rpms were all contained in the xCAT tarballs you downloaded when you upgraded the management node.</text:p>
      <text:p text:style-name="Default_20_Text"/>
      <text:p text:style-name="Text_20_Body_20_Single">A simple way to copy software to the <text:span text:style-name="T4">lpp_source</text:span> locations is to use the “nim -o update” command. <text:s text:c="2"/>With this NIM command you simply need to provide the name of the NIM <text:span text:style-name="T4">lpp_source</text:span> resource and it will automatically copy your files to the correct locations.</text:p>
      <text:p text:style-name="Text_20_Body_20_Single">For example, assume all your dependency software has been downloaded and unwrapped in the temporary location <text:s/>/tmp/images. <text:s text:c="2"/>(The rpms you need are in subdirectories corresponding to the OS version you are running.)</text:p>
      <text:p text:style-name="Text_20_Body_20_Single">To add all the deps packages to the <text:span text:style-name="T4">lpp_source</text:span> resource named “<text:span text:style-name="T31">610new_lpp_source” </text:span><text:s/>you could run the following command:</text:p>
      <text:p text:style-name="Default_20_Text">To copy the rpms to the correct location in the lpp_source you can use the “ <text:span text:style-name="T2">nim -o update ..” </text:span><text:span text:style-name="T34">command.</text:span></text:p>
      <text:p text:style-name="P28"/>
      <text:p text:style-name="Default_20_Text">For example:</text:p>
      <text:p text:style-name="Default_20_Text"/>
      <text:p text:style-name="P48">nim -o update -a packages=all -a source=/tmp/images/xcat-dep/6.1 <text:s/>610new_lpp_source</text:p>
      <text:p text:style-name="P48"/>
      <text:p text:style-name="Default_20_Text"><text:span text:style-name="T12">The NIM command will find the correct directories and update the </text:span><text:span text:style-name="T11">lpp_source</text:span><text:span text:style-name="T12"> resource.</text:span></text:p>
      <text:p text:style-name="Default_20_Text"><text:soft-page-break/><text:tab/></text:p>
      <text:h text:style-name="Heading_20_2" text:outline-level="2">Update the service node bundles</text:h>
      <text:p text:style-name="Default_20_Text"/>
      <text:p text:style-name="Default_20_Text">XCAT ships sample NIM installp_bundle files. <text:s/>(See <text:span text:style-name="T4">/opt/xcat/share/xcat/installp_bundles</text:span>) <text:s/>There are bundle files to use for the service nodes and bundle files to use for the compute nodes. <text:s text:c="2"/>When you switch to a new OS version you must use the corresponding version of the bundle files.</text:p>
      <text:p text:style-name="Default_20_Text"/>
      <text:p text:style-name="Default_20_Text">For example, if you are now using AIX 6.1 then you need to use the xCATaixSN61.bnd file when installing the service node.</text:p>
      <text:p text:style-name="Default_20_Text"/>
      <text:p text:style-name="Default_20_Text">Copy the bundle file to an exportable location (ex. <text:span text:style-name="T4">/install/nim/installp_bundle</text:span>) and define the NIM installp_bundle resource using SMIT or the “nim -o define ...” command.</text:p>
      <text:p text:style-name="Default_20_Text"/>
      <text:p text:style-name="Default_20_Text">Once the resource is defined you must add it to the <text:span text:style-name="T4">osimage</text:span> definition.</text:p>
      <text:p text:style-name="Default_20_Text"/>
      <text:p text:style-name="Default_20_Text"><text:tab/><text:span text:style-name="T2">chdef -t osimage -o</text:span> <text:span text:style-name="T2">AIX61image installp_bundle=xCATaixSN61</text:span></text:p>
      <text:p text:style-name="P28"/>
      <text:p text:style-name="P28">Check the contents of the bundle file to make sure it includes all the software you will need. <text:s/>There are some commented-out entries that are optional that you may need. <text:s text:c="2"/>For example, the additional rpms needed for the different databases that you may be using.</text:p>
      <text:h text:style-name="Heading_20_2" text:outline-level="2">Verify the osimage</text:h>
      <text:p text:style-name="Default_20_Text"/>
      <text:p text:style-name="Default_20_Text">You can use the xCAT <text:span text:style-name="T1">chkosimage</text:span> command to check that all the software called out in the bundles files are included in the lpp_source resource. </text:p>
      <text:p text:style-name="Default_20_Text"/>
      <text:p text:style-name="Default_20_Text"><text:tab/><text:span text:style-name="T2">chkosimage <text:s/>AIX61image</text:span></text:p>
      <text:h text:style-name="Heading_20_2" text:outline-level="2">Shut down the diskless clients of the service nodes.</text:h>
      <text:p text:style-name="Default_20_Text"/>
      <text:p text:style-name="Default_20_Text">It is recommended that you shut down all diskless clients of the service nodes before upgrading them. <text:s/>Any standalone clients may be left running.</text:p>
      <text:p text:style-name="Default_20_Text"/>
      <text:p text:style-name="Default_20_Text">For example, to shut down the diskless compute node named “compute02” you could run the following command.</text:p>
      <text:p text:style-name="Default_20_Text"/>
      <text:p text:style-name="Default_20_Text"><text:tab/><text:span text:style-name="T2">xdsh compute02 “shutdown -F &amp;”</text:span></text:p>
      <text:p text:style-name="P36"/>
      <text:h text:style-name="Heading_20_2" text:outline-level="2">Initialize the service nodes</text:h>
      <text:p text:style-name="Default_20_Text"/>
      <text:p text:style-name="P3"><text:soft-page-break/><text:span text:style-name="_20_Char">You can use the xCAT </text:span><text:span text:style-name="_20_Char"><text:span text:style-name="T1">nimnodeset</text:span></text:span><text:span text:style-name="_20_Char"> command to initialize the AIX standalone service nodes. This command uses information from the xCAT </text:span><text:span text:style-name="_20_Char"><text:span text:style-name="T4">osimage</text:span></text:span><text:span text:style-name="_20_Char"> definition and default values to run the appropriate NIM commands.</text:span> <text:s/></text:p>
      <text:p text:style-name="P3"/>
      <text:p text:style-name="P3"><text:span text:style-name="_20_Char">For example, to set up all the nodes in the group “</text:span><text:span text:style-name="_20_Char"><text:span text:style-name="T4">service</text:span></text:span><text:span text:style-name="_20_Char">” to install using the </text:span><text:span text:style-name="_20_Char"><text:span text:style-name="T4">osimage</text:span></text:span><text:span text:style-name="_20_Char"> named “</text:span><text:span text:style-name="_20_Char"><text:span text:style-name="T32">610SNimage</text:span></text:span><text:span text:style-name="_20_Char">” you could issue the following command.</text:span></text:p>
      <text:p text:style-name="P3"><text:span text:style-name="_20_Char"/></text:p>
      <text:p text:style-name="P50"><text:span text:style-name="T3">nimnodeset -i <text:s/></text:span><text:span text:style-name="T33">610SNimage </text:span><text:span text:style-name="T3">service</text:span></text:p>
      <text:p text:style-name="P51"/>
      <text:h text:style-name="Heading_20_2" text:outline-level="2">Initiate a network install</text:h>
      <text:p text:style-name="Default_20_Text"/>
      <text:p text:style-name="P13">Initiate a remote network boot request using the xCAT <text:span text:style-name="T1">rnetboot</text:span> command. <text:s/>For example, to initiate a network boot of all nodes in the group “<text:span text:style-name="T4">service</text:span>” you could issue the following command.</text:p>
      <text:p text:style-name="P53">rnetboot <text:s/>service</text:p>
      <text:p text:style-name="P38">Result:</text:p>
      <text:p text:style-name="Default_20_Text">The service node will be installed with the new OS and new rpms specified in the bundle files. <text:s/>The xCAT posts scripts will do the xCAT setup and configure the system as a service node.</text:p>
      <text:p text:style-name="Default_20_Text"/>
      <text:p text:style-name="P33"/>
      <text:h text:style-name="Heading_20_2" text:outline-level="2">Verify the service node </text:h>
      <text:list text:style-name="L4" text:continue-numbering="true">
        <text:list-item>
          <text:list text:continue-numbering="true">
            <text:list-item>
              <text:p text:style-name="P65">Run “rpm -qa” on service node to see if the dependency software is upgraded.</text:p>
            </text:list-item>
            <text:list-item>
              <text:p text:style-name="P65">Try running some xCAT commands to see if xcatd daemon is running.</text:p>
            </text:list-item>
            <text:list-item>
              <text:p text:style-name="P63">Run xdsh to the service nodes (ex. “xdsh service date”)</text:p>
            </text:list-item>
            <text:list-item>
              <text:p text:style-name="P60">Check the NIM configuration on the service nodes</text:p>
            </text:list-item>
          </text:list>
        </text:list-item>
      </text:list>
      <text:h text:style-name="Heading_20_1" text:outline-level="1"><text:s/>Phase two of xCAT upgrade</text:h>
      <text:p text:style-name="Default_20_Text"/>
      <text:p text:style-name="Default_20_Text">If you had to use a back-level version of xCAT to do your OS migration you can now upgrade xCAT to the most recent level. <text:s/>(For example, if you had to use xCAT 2.4 to handle the OS migration but now you wish to upgrade to xCAT 2.5.)</text:p>
      <text:p text:style-name="Default_20_Text"/>
      <text:p text:style-name="Default_20_Text">Use the same proceedure mentioned in the “Update xCAT” section above.</text:p>
      <text:h text:style-name="Heading_20_1" text:outline-level="1"><text:soft-page-break/><text:s/>Upgrade the xCAT compute nodes</text:h>
      <text:p text:style-name="Default_20_Text"/>
      <text:p text:style-name="Default_20_Text">The details for upgrading compute nodes is covered in several other xCAT documents. <text:s/></text:p>
      <text:p text:style-name="Default_20_Text"/>
      <text:p text:style-name="Default_20_Text">If you have a large number of compute node to upgrade you may wish to use the xCAT rolling update support. <text:s/>See the <text:span text:style-name="T1">rollupdate</text:span> man page for usage details.</text:p>
      <text:p text:style-name="Default_20_Text"/>
      <text:h text:style-name="Heading_20_2" text:outline-level="2">Installing AIX standalone nodes (using NIM rte method)</text:h>
      <text:p text:style-name="P44"><text:a xlink:type="simple" xlink:href="http://xcat.svn.sourceforge.net/viewvc/xcat/xcat-core/trunk/xCAT-client/share/doc/xCAT2onAIXinstall.pdf"><text:span text:style-name="T41">http://xcat.svn.sourceforge.net/viewvc/xcat/xcat-core/trunk/xCAT-client/share/doc/xCAT2onAIXinstall.pdf</text:span></text:a></text:p>
      <text:p text:style-name="P45"/>
      <text:h text:style-name="Heading_20_2" text:outline-level="2">Booting AIX diskless nodes (using stateless method)</text:h>
      <text:p text:style-name="P52"><text:a xlink:type="simple" xlink:href="http://xcat.svn.sourceforge.net/viewvc/xcat/xcat-core/trunk/xCAT-client/share/doc/xCAT2onAIXDiskless.pdf"><text:span text:style-name="T41">http://xcat.svn.sourceforge.net/viewvc/xcat/xcat-core/trunk/xCAT-client/share/doc/xCAT2onAIXDiskless.pdf</text:span></text:a></text:p>
      <text:h text:style-name="Heading_20_2" text:outline-level="2">Cloning AIX nodes ( using AIX mksysb images)</text:h>
      <text:p text:style-name="P49"><text:a xlink:type="simple" xlink:href="http://xcat.svn.sourceforge.net/viewvc/xcat/xcat-core/trunk/xCAT-client/share/doc/xCAT2onAIXmksysb.pdf">http://xcat.svn.sourceforge.net/viewvc/xcat/xcat-core/trunk/xCAT-client/share/doc/xCAT2onAIXmksysb.pdf</text:a></text:p>
      <text:p text:style-name="P39"/>
      <text:h text:style-name="Heading_20_2" text:outline-level="2">Using xCAT Service Nodes with AIX</text:h>
      <text:p text:style-name="P46"><text:a xlink:type="simple" xlink:href="http://xcat.svn.sourceforge.net/viewvc/xcat/xcat-core/trunk/xCAT-client/share/doc/xCAT2onAIXServiceNodes.pdf">http://xcat.svn.sourceforge.net/viewvc/xcat/xcat-core/trunk/xCAT-client/share/doc/xCAT2onAIXServiceNodes.pdf</text:a></text:p>
      <text:p text:style-name="P40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3" svg:font-family="Tahoma"/>
    <style:font-face style:name="TimesNewRomanPS-BoldMT" svg:font-family="TimesNewRomanPS-BoldMT"/>
    <style:font-face style:name="TimesNewRomanPSMT1" svg:font-family="TimesNewRomanPSMT"/>
    <style:font-face style:name="Wingdings-Regular" svg:font-family="Wingdings-Regular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Text_20_Body_20_Indent" style:display-name="Text Body Indent" style:family="paragraph" style:parent-style-name="Default_20_Text">
      <style:paragraph-properties fo:margin-left="0.25in" fo:margin-right="0in" fo:margin-top="0in" fo:margin-bottom="0.0835in" fo:text-indent="0in" style:auto-text-indent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Default_20_Text" style:next-style-name="Default_20_Text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Default_20_Text" style:next-style-name="Default_20_Text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Default_20_Text" style:class="list">
      <style:paragraph-properties fo:margin-left="0.25in" fo:margin-right="0in" fo:text-indent="-0.25in" style:auto-text-indent="false"/>
    </style:style>
    <style:style style:name="Bullet_20_2" style:display-name="Bullet 2" style:family="paragraph" style:parent-style-name="Default_20_Text">
      <style:paragraph-properties fo:margin-left="0.5in" fo:margin-right="0in" fo:text-indent="-0.25in" style:auto-text-indent="false"/>
    </style:style>
    <style:style style:name="List_20_3" style:display-name="List 3" style:family="paragraph" style:parent-style-name="Default_20_Text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Default_20_Text" style:class="list">
      <style:paragraph-properties fo:margin-left="1in" fo:margin-right="0in" fo:text-indent="-0.25in" style:auto-text-indent="false"/>
    </style:style>
    <style:style style:name="Head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next-style-name="Default_20_Text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Default_20_Text" style:next-style-name="Default_20_Text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Default_20_Text" style:next-style-name="Default_20_Text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Default_20_Text" style:next-style-name="Default_20_Text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Default_20_Text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First_20_Indent" style:display-name="Body Text First Indent" style:family="paragraph" style:parent-style-name="Text_20_Body_20_Single">
      <style:paragraph-properties fo:margin-left="0in" fo:margin-right="0in" fo:text-indent="0.1457in" style:auto-text-indent="false"/>
    </style:style>
    <style:style style:name="Block_20_Text" style:display-name="Block Text" style:family="paragraph" style:parent-style-name="Default_20_Text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Default_20_Text">
      <style:paragraph-properties fo:margin-top="0in" fo:margin-bottom="0.0835in" fo:line-height="200%"/>
    </style:style>
    <style:style style:name="Body_20_Text_20_Indent_20_2" style:display-name="Body Text Indent 2" style:family="paragraph" style:parent-style-name="Default_20_Text">
      <style:paragraph-properties fo:margin-left="0.25in" fo:margin-right="0in" fo:margin-top="0in" fo:margin-bottom="0.0835in" fo:line-height="200%" fo:text-indent="0in" style:auto-text-indent="false"/>
    </style:style>
    <style:style style:name="Normal_20__28_Web_29_" style:display-name="Normal (Web)" style:family="paragraph" style:parent-style-name="Default_20_Text">
      <style:paragraph-properties fo:margin-top="0.1945in" fo:margin-bottom="0.1945in"/>
    </style:style>
    <style:style style:name="List_20_Number_20_3" style:display-name="List Number 3" style:family="paragraph" style:parent-style-name="Default_20_Text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Default_20_Text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Default_20_Text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Default_20_Text">
      <style:paragraph-properties fo:margin-top="0in" fo:margin-bottom="0.0835in"/>
      <style:text-properties fo:font-size="8pt" style:font-size-asian="8pt" style:font-size-complex="8pt"/>
    </style:style>
    <style:style style:name="Message_20_Header" style:display-name="Message Header" style:family="paragraph" style:parent-style-name="Default_20_Text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Date" style:family="paragraph" style:parent-style-name="Default_20_Text" style:next-style-name="Default_20_Text"/>
    <style:style style:name="List_20_Bullet_20_2" style:display-name="List Bullet 2" style:family="paragraph" style:parent-style-name="Default_20_Text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Default_20_Text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Default_20_Text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Default_20_Text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Default_20_Text" style:next-style-name="Default_20_Text"/>
    <style:style style:name="List_20_Number" style:display-name="List Number" style:family="paragraph" style:parent-style-name="Default_20_Text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Default_20_Text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Default_20_Text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Default_20_Text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Default_20_Text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Default_20_Text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Default_20_Text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Default_20_Text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Default_20_Text" style:list-style-name="WW8Num9">
      <style:paragraph-properties fo:margin-left="0in" fo:margin-right="0in" fo:text-indent="0in" style:auto-text-indent="false"/>
    </style:style>
    <style:style style:name="Code" style:family="paragraph" style:parent-style-name="Default_20_Text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/>
      <style:text-properties style:font-name="Courier New1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italic1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utline1">
      <text:list-level-style-number text:level="1" text:style-name="WW8Num31z0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on AIX - Booting AIX diskless nodes</dc:title>
    <meta:initial-creator>IBM_USER</meta:initial-creator>
    <meta:creation-date>2008-02-27T15:09:00</meta:creation-date>
    <dc:date>2010-11-04T08:09:21</dc:date>
    <meta:print-date>2008-05-29T09:58:11</meta:print-date>
    <meta:editing-cycles>386</meta:editing-cycles>
    <meta:editing-duration>P7DT16H10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264" meta:word-count="3737" meta:character-count="22093"/>
  </office:meta>
</office:document-meta>
</file>